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58136105968908919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9255797720183308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20945830685400539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18786752348385884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556107915715956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56668263213945699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37802989338251885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528677259348599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14169" text:continue-list="list537802989338251885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97677079983781957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0518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989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69552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69429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20300"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067058191813283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84850625820383689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5829087490240991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69523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6625702689983716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48663341279953041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694671606822455433" text:style-name="L15">
        <text:list-item>
          <text:list>
            <text:list-header>
              <text:p text:style-name="P183">1.5 miles averaging about 9:40/mile and rest 1 min</text:p>
            </text:list-header>
          </text:list>
        </text:list-item>
      </text:list>
      <text:p text:style-name="P24">1 mile in 8:26 and rest 2 min</text:p>
      <text:list xml:id="list761616104369248467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4627215575075705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69505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4504541349602926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1833953752614088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2707543602852919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22638" text:continue-list="list3818339537526140880" text:style-name="L19">
        <text:list-item>
          <text:list>
            <text:list-header>
              <text:p text:style-name="P187">(Pace*HR)=1240</text:p>
            </text:list-header>
          </text:list>
        </text:list-item>
      </text:list>
      <text:list xml:id="list36715989" text:continue-list="list145045413496029267" text:style-name="L18">
        <text:list-item>
          <text:list>
            <text:list-header>
              <text:p text:style-name="P186">2 miles at 10:46/mile Ave HR= 121 bpm and rest a few minutes</text:p>
            </text:list-header>
          </text:list>
        </text:list-item>
      </text:list>
      <text:list xml:id="list36708106" text:continue-list="list3672263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2185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6119224167669040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5281877627576061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48282391660359653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21807791222810567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55364627995921426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08115637884894109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1200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2450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707632287542828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8315092613445864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95346568024131265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401756142594596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9292290343530247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888908841319528354" text:style-name="L32">
        <text:list-item>
          <text:list>
            <text:list-header>
              <text:p text:style-name="P197">0.25 miles in 2:54</text:p>
              <text:p text:style-name="P197">1 mile in 9:21 going faster as I ran and ending at around 8:30 pace</text:p>
            </text:list-header>
          </text:list>
        </text:list-item>
      </text:list>
      <text:list xml:id="list401532491357156148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1877160876541534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31345743997553203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039979648403785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7236214078999536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168904503830691872"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 text:c="2"/></text:p>
      <text:p text:style-name="P24">The total ascent along the course was 290 feet.</text:p>
      <text:p text:style-name="P24">Warm down: ½ mile home </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68050142065130110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4T16:45:21.72</dc:date>
    <dc:creator>James Lombardi</dc:creator>
    <meta:editing-duration>P29DT41M18S</meta:editing-duration>
    <meta:editing-cycles>2147</meta:editing-cycles>
    <meta:generator>OpenOffice/4.1.2$Win32 OpenOffice.org_project/412m3$Build-9782</meta:generator>
    <meta:document-statistic meta:table-count="0" meta:image-count="9" meta:object-count="0" meta:page-count="212" meta:paragraph-count="6206" meta:word-count="67109" meta:character-count="343651"/>
  </office:meta>
</office:document-meta>
</file>